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000000839CFD80722.png" manifest:media-type="image/png"/>
  <manifest:file-entry manifest:full-path="Pictures/1000020100000839000005D01D8A20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792cm" svg:x="0cm" svg:y="0.4cm">
          <draw:image xlink:href="Pictures/1000020100000839000005D01D8A20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4.843cm" svg:height="20.999cm" svg:x="6.357cm" svg:y="0.001cm">
          <draw:image xlink:href="Pictures/10000201000005D000000839CFD807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5:15:43.501034536</meta:creation-date>
    <dc:date>2017-12-07T18:29:21.564763572</dc:date>
    <meta:editing-duration>PT13M7S</meta:editing-duration>
    <meta:editing-cycles>8</meta:editing-cycles>
    <meta:generator>LibreOffice/4.2.8.2$Linux_X86_64 LibreOffice_project/420m0$Build-2</meta:generator>
    <meta:document-statistic meta:object-count="39"/>
  </office:meta>
</office:document-meta>
</file>